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>
      <style:text-properties style:text-line-through-style="none" style:text-line-through-type="none" officeooo:rsid="00508a6a" officeooo:paragraph-rsid="00508a6a"/>
    </style:style>
    <style:style style:name="P13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4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5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6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7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8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9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20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1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2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3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4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5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6" style:family="paragraph" style:parent-style-name="Standard" style:list-style-name="L4">
      <style:text-properties style:text-line-through-style="solid" style:text-line-through-type="single" officeooo:rsid="002fbb9e" officeooo:paragraph-rsid="002fbb9e"/>
    </style:style>
    <style:style style:name="P27" style:family="paragraph" style:parent-style-name="Standard" style:list-style-name="L4">
      <style:text-properties style:text-line-through-style="solid" style:text-line-through-type="single" officeooo:rsid="003135af" officeooo:paragraph-rsid="003135af"/>
    </style:style>
    <style:style style:name="P28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9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30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31" style:family="paragraph" style:parent-style-name="Standard" style:list-style-name="L6">
      <style:text-properties style:text-line-through-style="solid" style:text-line-through-type="single" style:text-underline-style="none" officeooo:rsid="00508a6a" officeooo:paragraph-rsid="00508a6a"/>
    </style:style>
    <style:style style:name="P32" style:family="paragraph" style:parent-style-name="Standard" style:list-style-name="L6">
      <style:text-properties style:text-line-through-style="solid" style:text-line-through-type="single" officeooo:rsid="00508a6a" officeooo:paragraph-rsid="00508a6a"/>
    </style:style>
    <style:style style:name="P33" style:family="paragraph" style:parent-style-name="Standard" style:list-style-name="L6">
      <style:text-properties style:text-line-through-style="solid" style:text-line-through-type="single" officeooo:rsid="00508a6a" officeooo:paragraph-rsid="0064b64e"/>
    </style:style>
    <style:style style:name="P34" style:family="paragraph" style:parent-style-name="Standard" style:list-style-name="L7">
      <style:text-properties style:text-line-through-style="solid" style:text-line-through-type="single" officeooo:rsid="00508a6a" officeooo:paragraph-rsid="00508a6a"/>
    </style:style>
    <style:style style:name="P35" style:family="paragraph" style:parent-style-name="Standard" style:list-style-name="L6">
      <style:text-properties style:text-line-through-style="solid" style:text-line-through-type="single" officeooo:rsid="005a21f2" officeooo:paragraph-rsid="005a21f2"/>
    </style:style>
    <style:style style:name="P36" style:family="paragraph" style:parent-style-name="Standard" style:list-style-name="L6">
      <style:text-properties style:text-line-through-style="solid" style:text-line-through-type="single" officeooo:rsid="0052027b" officeooo:paragraph-rsid="0052027b"/>
    </style:style>
    <style:style style:name="P37" style:family="paragraph" style:parent-style-name="Standard" style:list-style-name="L6">
      <style:text-properties style:text-line-through-style="solid" style:text-line-through-type="single" officeooo:rsid="00536a1f" officeooo:paragraph-rsid="00536a1f"/>
    </style:style>
    <style:style style:name="P38" style:family="paragraph" style:parent-style-name="Standard" style:list-style-name="L6">
      <style:text-properties style:text-line-through-style="solid" style:text-line-through-type="single" officeooo:rsid="0053ae79" officeooo:paragraph-rsid="0053ae79"/>
    </style:style>
    <style:style style:name="P39" style:family="paragraph" style:parent-style-name="Standard" style:list-style-name="L6">
      <style:text-properties style:text-line-through-style="solid" style:text-line-through-type="single" officeooo:rsid="005d9c2a" officeooo:paragraph-rsid="005d9c2a"/>
    </style:style>
    <style:style style:name="P40" style:family="paragraph" style:parent-style-name="Standard" style:list-style-name="L6">
      <style:text-properties style:text-line-through-style="solid" style:text-line-through-type="single" officeooo:rsid="0056825d" officeooo:paragraph-rsid="0056825d"/>
    </style:style>
    <style:style style:name="P41" style:family="paragraph" style:parent-style-name="Standard" style:list-style-name="L6">
      <style:text-properties style:text-line-through-style="solid" style:text-line-through-type="single" officeooo:rsid="005f4191" officeooo:paragraph-rsid="005f4191"/>
    </style:style>
    <style:style style:name="P42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43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44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45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46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P47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48" style:family="paragraph" style:parent-style-name="Standard" style:list-style-name="L4">
      <style:text-properties style:text-line-through-style="none" style:text-line-through-type="none" officeooo:rsid="002fbb9e" officeooo:paragraph-rsid="002c04ae"/>
    </style:style>
    <style:style style:name="P49" style:family="paragraph" style:parent-style-name="Standard" style:list-style-name="L6">
      <style:text-properties style:text-line-through-style="none" style:text-line-through-type="none" officeooo:rsid="002fbb9e" officeooo:paragraph-rsid="0064b64e"/>
    </style:style>
    <style:style style:name="P50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51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52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53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54" style:family="paragraph" style:parent-style-name="Standard" style:list-style-name="L6">
      <style:text-properties style:text-line-through-style="none" style:text-line-through-type="none" officeooo:rsid="003e6058" officeooo:paragraph-rsid="0064b64e"/>
    </style:style>
    <style:style style:name="P55" style:family="paragraph" style:parent-style-name="Standard" style:list-style-name="L6">
      <style:text-properties style:text-line-through-style="none" style:text-line-through-type="none" officeooo:rsid="00508a6a" officeooo:paragraph-rsid="0064b64e"/>
    </style:style>
    <style:style style:name="P56" style:family="paragraph" style:parent-style-name="Standard" style:list-style-name="L7">
      <style:text-properties style:text-line-through-style="none" style:text-line-through-type="none" officeooo:rsid="00508a6a" officeooo:paragraph-rsid="00508a6a"/>
    </style:style>
    <style:style style:name="P57" style:family="paragraph" style:parent-style-name="Standard" style:list-style-name="L6">
      <style:text-properties style:text-line-through-style="none" style:text-line-through-type="none" officeooo:rsid="002c04ae" officeooo:paragraph-rsid="0064b64e"/>
    </style:style>
    <style:style style:name="P58" style:family="paragraph" style:parent-style-name="Standard" style:list-style-name="L6">
      <style:text-properties style:text-line-through-style="none" style:text-line-through-type="none" officeooo:rsid="002c5895" officeooo:paragraph-rsid="0064b64e"/>
    </style:style>
    <style:style style:name="P59" style:family="paragraph" style:parent-style-name="Standard" style:list-style-name="L6">
      <style:text-properties style:text-line-through-style="none" style:text-line-through-type="none" officeooo:rsid="00549a90" officeooo:paragraph-rsid="0064b64e"/>
    </style:style>
    <style:style style:name="P60" style:family="paragraph" style:parent-style-name="Standard" style:list-style-name="L6">
      <style:text-properties style:text-line-through-style="none" style:text-line-through-type="none" officeooo:rsid="005f4191" officeooo:paragraph-rsid="005f4191"/>
    </style:style>
    <style:style style:name="P61" style:family="paragraph" style:parent-style-name="Standard" style:list-style-name="L7">
      <style:text-properties style:text-line-through-style="none" style:text-line-through-type="none" officeooo:rsid="00647961" officeooo:paragraph-rsid="00647961"/>
    </style:style>
    <style:style style:name="P62" style:family="paragraph" style:parent-style-name="Standard">
      <style:text-properties style:text-line-through-style="none" style:text-line-through-type="none" officeooo:rsid="00647961" officeooo:paragraph-rsid="00647961"/>
    </style:style>
    <style:style style:name="P63" style:family="paragraph" style:parent-style-name="Standard">
      <style:text-properties style:text-line-through-style="none" style:text-line-through-type="none" officeooo:rsid="0064b64e" officeooo:paragraph-rsid="0064b64e"/>
    </style:style>
    <style:style style:name="P64" style:family="paragraph" style:parent-style-name="Standard" style:list-style-name="L6">
      <style:text-properties style:text-line-through-style="none" style:text-line-through-type="none" officeooo:rsid="0064b64e" officeooo:paragraph-rsid="0064b64e"/>
    </style:style>
    <style:style style:name="P65" style:family="paragraph" style:parent-style-name="Standard" style:list-style-name="L6">
      <style:text-properties style:text-line-through-style="none" style:text-line-through-type="none" officeooo:rsid="0064b64e" officeooo:paragraph-rsid="0065f022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64b64e"/>
    </style:style>
    <style:style style:name="T7" style:family="text">
      <style:text-properties officeooo:rsid="0065f0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6338058514647644680" text:style-name="L1">
        <text:list-item>
          <text:p text:style-name="P13">řazení fotek</text:p>
        </text:list-item>
        <text:list-item>
          <text:p text:style-name="P13">překlad kategorie</text:p>
        </text:list-item>
        <text:list-item>
          <text:p text:style-name="P13">výpis produktů kategorie</text:p>
        </text:list-item>
        <text:list-item>
          <text:p text:style-name="P13">detail produktu</text:p>
        </text:list-item>
        <text:list-item>
          <text:p text:style-name="P13">košík</text:p>
        </text:list-item>
        <text:list-item>
          <text:p text:style-name="P13">vložení do košíku</text:p>
        </text:list-item>
      </text:list>
      <text:p text:style-name="P2"/>
      <text:p text:style-name="P3">TODO 2. 10. 2018</text:p>
      <text:list xml:id="list2841239668407695242" text:style-name="L2">
        <text:list-item>
          <text:p text:style-name="P14">kontrola vybrané dopravy a platby</text:p>
        </text:list-item>
        <text:list-item>
          <text:p text:style-name="P15">fakturační a dodací adresa</text:p>
        </text:list-item>
        <text:list-item>
          <text:p text:style-name="P15">zkrácené údaje k dopravě – <text:span text:style-name="T1">jméno, email, telefon – na poštu, zásilkovna</text:span></text:p>
        </text:list-item>
      </text:list>
      <text:p text:style-name="P4">TODO 4. 10. 2018</text:p>
      <text:list xml:id="list7415526352196309305" text:style-name="L3">
        <text:list-item>
          <text:p text:style-name="P16">atributy produktů do dokončení objednávky</text:p>
        </text:list-item>
        <text:list-item>
          <text:p text:style-name="P42">dodací adresa do dokončení objednávky</text:p>
        </text:list-item>
        <text:list-item>
          <text:p text:style-name="P42">balík na poštu – možnost výběru pošty</text:p>
        </text:list-item>
        <text:list-item>
          <text:p text:style-name="P16">čtvercové <text:span text:style-name="T2">fotky</text:span></text:p>
        </text:list-item>
      </text:list>
      <text:p text:style-name="P4"/>
      <text:p text:style-name="P10">TODO 12. 10. 2018</text:p>
      <text:list xml:id="list2594523075876390057" text:style-name="L4">
        <text:list-item>
          <text:p text:style-name="P17">ikony kategorie</text:p>
        </text:list-item>
        <text:list-item>
          <text:p text:style-name="P17">odladit vzhled košíku</text:p>
        </text:list-item>
        <text:list-item>
          <text:p text:style-name="P17">zaslání mailu s objednávkou</text:p>
        </text:list-item>
        <text:list-item>
          <text:p text:style-name="P18">horní menu</text:p>
        </text:list-item>
        <text:list-item>
          <text:p text:style-name="P43">responzivní menu <text:span text:style-name="T4">obě</text:span></text:p>
        </text:list-item>
        <text:list-item>
          <text:p text:style-name="P19">v hlavičce vymyslet něco nalevo</text:p>
        </text:list-item>
        <text:list-item>
          <text:p text:style-name="P20">přihlášení zákazníka</text:p>
        </text:list-item>
        <text:list-item>
          <text:p text:style-name="P44">registrace</text:p>
        </text:list-item>
        <text:list-item>
          <text:p text:style-name="P21">unikátní email při registraci</text:p>
        </text:list-item>
        <text:list-item>
          <text:p text:style-name="P45">přihlášení po registraci</text:p>
        </text:list-item>
        <text:list-item>
          <text:p text:style-name="P22">k produktu příležitost a materiál</text:p>
        </text:list-item>
        <text:list-item>
          <text:p text:style-name="P23">zaslaní hesla</text:p>
        </text:list-item>
        <text:list-item>
          <text:p text:style-name="P24">stavy objednávky</text:p>
        </text:list-item>
        <text:list-item>
          <text:p text:style-name="P46">hledání</text:p>
        </text:list-item>
        <text:list-item>
          <text:p text:style-name="P25">základní patičku</text:p>
        </text:list-item>
        <text:list-item>
          <text:p text:style-name="P45">heureka, zbozi, google feedy</text:p>
        </text:list-item>
        <text:list-item>
          <text:p text:style-name="P47">facebook</text:p>
        </text:list-item>
        <text:list-item>
          <text:p text:style-name="P47">instagram</text:p>
        </text:list-item>
        <text:list-item>
          <text:p text:style-name="P48"/>
        </text:list-item>
        <text:list-item>
          <text:p text:style-name="P50">instalace na server<text:line-break/></text:p>
        </text:list-item>
        <text:list-item>
          <text:p text:style-name="P26">barevné ladění – najít paletu barev</text:p>
        </text:list-item>
        <text:list-item>
          <text:p text:style-name="P27">přihlášení</text:p>
        </text:list-item>
        <text:list-item>
          <text:p text:style-name="P51">dlouho vydrží košík i když nejsem přihlášená</text:p>
        </text:list-item>
        <text:list-item>
          <text:p text:style-name="P52">podnadpis „eshop“ někam k logu</text:p>
        </text:list-item>
        <text:list-item>
          <text:p text:style-name="P53">překlad do angličtiny</text:p>
        </text:list-item>
      </text:list>
      <text:p text:style-name="P4"/>
      <text:p text:style-name="P11">TODO 19. 10. 2018</text:p>
      <text:list xml:id="list7955670328998475464" text:style-name="L5">
        <text:list-item>
          <text:p text:style-name="P28">tiny v administraci</text:p>
        </text:list-item>
        <text:list-item>
          <text:p text:style-name="P29"><text:soft-page-break/>vyhledávání v hlavičce doprostřed + kontakt</text:p>
        </text:list-item>
        <text:list-item>
          <text:p text:style-name="P28">validace atributů </text:p>
        </text:list-item>
        <text:list-item>
          <text:p text:style-name="P30">mail s dokočením objednávky</text:p>
        </text:list-item>
      </text:list>
      <text:p text:style-name="P4"/>
      <text:p text:style-name="P12">TODO 9. 11. 2018<text:line-break/></text:p>
      <text:list xml:id="list2508566100826706604" text:style-name="L6">
        <text:list-item>
          <text:p text:style-name="P31">texty plateb a doprav při dokončení objednávky</text:p>
        </text:list-item>
        <text:list-item>
          <text:p text:style-name="P32">potvrzení obchodních podmínek</text:p>
        </text:list-item>
        <text:list-item>
          <text:p text:style-name="P32">GDPR text</text:p>
        </text:list-item>
        <text:list-item>
          <text:p text:style-name="P35">souhlas s obchodními podmínkami</text:p>
        </text:list-item>
        <text:list-item>
          <text:p text:style-name="P35">souhlas se zpracováním údajů</text:p>
        </text:list-item>
        <text:list-item>
          <text:p text:style-name="P36">doprava zdarma</text:p>
        </text:list-item>
        <text:list-item>
          <text:p text:style-name="P37">cena platby</text:p>
        </text:list-item>
        <text:list-item>
          <text:p text:style-name="P32">doladit platbu</text:p>
        </text:list-item>
        <text:list-item>
          <text:p text:style-name="P38">stránka vše o nákupu viz econea</text:p>
        </text:list-item>
        <text:list-item>
          <text:p text:style-name="P32">hledání</text:p>
        </text:list-item>
        <text:list-item>
          <text:p text:style-name="P39">kontaktní formulář – validace + informace o odeslání</text:p>
        </text:list-item>
        <text:list-item>
          <text:p text:style-name="P40">úpravy náhledů obrázků</text:p>
        </text:list-item>
        <text:list-item>
          <text:p text:style-name="P60"><text:span text:style-name="T5">seznam zásilkoven</text:span> + pošta balík na poštu</text:p>
        </text:list-item>
        <text:list-item>
          <text:p text:style-name="P41">poznámka k objednávce se nezobrazuje v e-mailu</text:p>
        </text:list-item>
      </text:list>
      <text:p text:style-name="P12"/>
      <text:p text:style-name="P12">TODO 10. 11. 2018</text:p>
      <text:p text:style-name="P12"/>
      <text:list xml:id="list3429713670718425988" text:style-name="L7">
        <text:list-item>
          <text:p text:style-name="P34">vložení produktů, cen a textů</text:p>
        </text:list-item>
        <text:list-item>
          <text:p text:style-name="P56">balík na poštu a <text:span text:style-name="T5">zásilkovna</text:span></text:p>
        </text:list-item>
        <text:list-item>
          <text:p text:style-name="P61">slevový kupón</text:p>
        </text:list-item>
      </text:list>
      <text:p text:style-name="P62"/>
      <text:p text:style-name="P63">TODO 23.11.2018<text:line-break/></text:p>
      <text:list xml:id="list201248551068133" text:continue-list="list2508566100826706604" text:style-name="L6">
        <text:list-item>
          <text:p text:style-name="P65"><text:span text:style-name="T7">instragram příspěvek</text:span></text:p>
        </text:list-item>
        <text:list-item>
          <text:p text:style-name="P65"><text:span text:style-name="T7">facebook příspěvěk</text:span></text:p>
        </text:list-item>
        <text:list-item>
          <text:p text:style-name="P65"><text:span text:style-name="T7">propagace instragram, facebook, google, sklik + pak konverze</text:span></text:p>
        </text:list-item>
        <text:list-item>
          <text:p text:style-name="P64">slevový kupón</text:p>
        </text:list-item>
        <text:list-item>
          <text:p text:style-name="P64">příplatek za atribut</text:p>
        </text:list-item>
        <text:list-item>
          <text:p text:style-name="P33">mobil <text:span text:style-name="T6">košík</text:span></text:p>
        </text:list-item>
        <text:list-item>
          <text:p text:style-name="P54">novinka + doporučujeme</text:p>
        </text:list-item>
        <text:list-item>
          <text:p text:style-name="P55">parametry</text:p>
        </text:list-item>
        <text:list-item>
          <text:p text:style-name="P55">vyskakovací okno při vložení do košíku</text:p>
        </text:list-item>
        <text:list-item>
          <text:p text:style-name="P59">slideshow na úvod</text:p>
        </text:list-item>
        <text:list-item>
          <text:p text:style-name="P64">košík v hlavičce</text:p>
        </text:list-item>
        <text:list-item>
          <text:p text:style-name="P55">atributy</text:p>
          <text:list>
            <text:list-item>
              <text:p text:style-name="P57">atributy – vstup typu datum</text:p>
            </text:list-item>
            <text:list-item>
              <text:p text:style-name="P57">atributy – regulární výraz</text:p>
            </text:list-item>
            <text:list-item>
              <text:p text:style-name="P58">atributy - <text:span text:style-name="T3">nahrání souboru</text:span></text:p>
            </text:list-item>
            <text:list-item>
              <text:p text:style-name="P49">atributy – řazení</text:p>
            </text:list-item>
          </text:list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><text:soft-page-break/></text:p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1-23T20:12:47.946772154</dc:date>
    <meta:editing-duration>P5DT44M41S</meta:editing-duration>
    <meta:editing-cycles>66</meta:editing-cycles>
    <meta:document-statistic meta:table-count="0" meta:image-count="0" meta:object-count="0" meta:page-count="3" meta:paragraph-count="91" meta:word-count="371" meta:character-count="2300" meta:non-whitespace-character-count="2082"/>
  </office:meta>
</office:document-meta>
</file>